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52E1CFB78B2E401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/>
    <style:font-face style:name="Liberation Serif6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vertical-align="middle" draw:auto-grow-height="false" fo:min-height="1.14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66cm"/>
      <style:paragraph-properties style:writing-mode="lr-tb"/>
    </style:style>
    <style:style style:name="gr5" style:family="graphic" style:parent-style-name="standard">
      <style:graphic-properties svg:stroke-color="#000000" draw:fill-color="#ffffcc" draw:textarea-horizontal-align="justify" draw:textarea-vertical-align="middle" draw:auto-grow-height="false" fo:min-height="0.736cm" fo:min-width="0.556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c5000b" draw:textarea-horizontal-align="left" draw:textarea-vertical-align="middle" draw:auto-grow-height="true" draw:auto-grow-width="true" fo:min-height="0cm" fo:min-width="0cm" draw:shadow="hidden"/>
    </style:style>
    <style:style style:name="gr7" style:family="graphic" style:parent-style-name="standard">
      <style:graphic-properties svg:stroke-color="#000000" draw:fill-color="#ffffcc" draw:textarea-horizontal-align="justify" draw:textarea-vertical-align="middle" draw:auto-grow-height="false" fo:min-height="0.736cm" fo:min-width="0.779cm" fo:wrap-option="no-wrap"/>
      <style:paragraph-properties style:writing-mode="lr-tb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1.289cm" fo:min-width="3.883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766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3.566cm"/>
      <style:paragraph-properties style:writing-mode="lr-tb"/>
    </style:style>
    <style:style style:name="pr8" style:family="presentation" style:parent-style-name="master-title">
      <style:graphic-properties fo:min-height="1.741cm"/>
      <style:paragraph-properties style:writing-mode="lr-tb"/>
    </style:style>
    <style:style style:name="pr9" style:family="presentation" style:parent-style-name="master-outline1">
      <style:graphic-properties fo:min-height="14.15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4.676cm"/>
      <style:paragraph-properties style:writing-mode="lr-tb"/>
    </style:style>
    <style:style style:name="pr11" style:family="presentation" style:parent-style-name="master-outline1" style:list-style-name="L6">
      <style:graphic-properties fo:min-height="14.15cm"/>
      <style:paragraph-properties style:writing-mode="lr-tb"/>
    </style:style>
    <style:style style:name="pr12" style:family="presentation" style:parent-style-name="master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1cm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left="0cm" fo:margin-right="0cm" fo:margin-top="0cm" fo:margin-bottom="0.2cm" fo:text-indent="-0.6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loext:graphic-properties draw:fill-color="#ffffcc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solid" draw:fill-color="#c5000b"/>
      <style:paragraph-properties fo:text-align="center"/>
      <style:text-properties fo:font-size="48pt" style:font-size-asian="48pt" style:font-size-complex="48pt"/>
    </style:style>
    <style:style style:name="P22" style:family="paragraph">
      <style:paragraph-properties fo:margin-top="0cm" fo:margin-bottom="0.1cm"/>
    </style:style>
    <style:style style:name="P23" style:family="paragraph">
      <style:paragraph-properties fo:margin-top="0cm" fo:margin-bottom="0.3cm"/>
    </style:style>
    <style:style style:name="P24" style:family="paragraph">
      <style:paragraph-properties fo:margin-left="0cm" fo:margin-right="0cm" fo:margin-top="0cm" fo:margin-bottom="0cm" fo:text-indent="0cm"/>
    </style:style>
    <style:style style:name="P25" style:family="paragraph">
      <style:paragraph-properties fo:margin-left="0cm" fo:margin-right="0cm" fo:margin-top="0cm" fo:margin-bottom="0.2cm" fo:text-indent="0cm"/>
    </style:style>
    <style:style style:name="P26" style:family="paragraph">
      <style:paragraph-properties fo:margin-left="0cm" fo:margin-right="0cm" fo:margin-top="0cm" fo:margin-bottom="0.5cm" fo:text-indent="0cm"/>
    </style:style>
    <style:style style:name="P27" style:family="paragraph">
      <style:paragraph-properties fo:margin-top="0cm" fo:margin-bottom="0cm">
        <style:tab-stops>
          <style:tab-stop style:position="13.891cm"/>
        </style:tab-stops>
      </style:paragraph-properties>
    </style:style>
    <style:style style:name="P28" style:family="paragraph">
      <style:paragraph-properties fo:margin-top="0cm" fo:margin-bottom="0.4cm">
        <style:tab-stops>
          <style:tab-stop style:position="13.891cm"/>
        </style:tab-stops>
      </style:paragraph-properties>
    </style:style>
    <style:style style:name="P29" style:family="paragraph">
      <style:paragraph-properties fo:text-align="center" style:writing-mode="lr-tb"/>
      <style:text-properties fo:font-size="28pt" style:font-size-asian="28pt" style:font-size-complex="28pt"/>
    </style:style>
    <style:style style:name="P30" style:family="paragraph">
      <loext:graphic-properties draw:fill-color="#ffffcc"/>
      <style:paragraph-properties fo:text-align="center" style:writing-mode="lr-tb"/>
      <style:text-properties fo:font-size="28pt" style:font-size-asian="28pt" style:font-size-complex="28pt"/>
    </style:style>
    <style:style style:name="P31" style:family="paragraph">
      <style:paragraph-properties fo:margin-top="0cm" fo:margin-bottom="0.2cm">
        <style:tab-stops>
          <style:tab-stop style:position="13.891cm"/>
        </style:tab-stops>
      </style:paragraph-properties>
    </style:style>
    <style:style style:name="P32" style:family="paragraph">
      <style:paragraph-properties>
        <style:tab-stops>
          <style:tab-stop style:position="13.891cm"/>
        </style:tab-stops>
      </style:paragraph-properties>
    </style:style>
    <style:style style:name="P33" style:family="paragraph">
      <style:paragraph-properties fo:text-align="center" style:writing-mode="lr-tb"/>
      <style:text-properties style:font-name="Liberation Serif" fo:font-size="22pt" style:font-size-asian="22pt" style:font-size-complex="22pt"/>
    </style:style>
    <style:style style:name="P34" style:family="paragraph">
      <loext:graphic-properties draw:fill-color="#ffffcc"/>
      <style:paragraph-properties fo:text-align="center" style:writing-mode="lr-tb"/>
      <style:text-properties style:font-name="Liberation Serif" fo:font-size="22pt" style:font-size-asian="22pt" style:font-size-complex="22pt"/>
    </style:style>
    <style:style style:name="P35" style:family="paragraph">
      <style:paragraph-properties fo:text-align="center" style:writing-mode="lr-tb"/>
      <style:text-properties fo:font-size="14pt" style:font-size-asian="14pt" style:font-size-complex="14pt"/>
    </style:style>
    <style:style style:name="P36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37" style:family="paragraph">
      <style:paragraph-properties fo:margin-top="0cm" fo:margin-bottom="0cm"/>
    </style:style>
    <style:style style:name="P38" style:family="paragraph">
      <style:paragraph-properties fo:margin-top="0cm" fo:margin-bottom="0.508cm"/>
    </style:style>
    <style:style style:name="P39" style:family="paragraph">
      <loext:graphic-properties draw:fill="none"/>
      <style:paragraph-properties fo:text-align="start" style:writing-mode="lr-tb"/>
      <style:text-properties style:font-name="Liberation Mono2" fo:font-size="18pt"/>
    </style:style>
    <style:style style:name="P40" style:family="paragraph">
      <style:paragraph-properties style:writing-mode="lr-tb"/>
      <style:text-properties fo:color="#000000" loext:opacity="100%"/>
    </style:style>
    <style:style style:name="P41" style:family="paragraph">
      <style:paragraph-properties fo:margin-top="0cm" fo:margin-bottom="0.2cm">
        <style:tab-stops>
          <style:tab-stop style:position="15.02cm"/>
        </style:tab-stops>
      </style:paragraph-properties>
    </style:style>
    <style:style style:name="P42" style:family="paragraph">
      <style:paragraph-properties style:writing-mode="lr-tb"/>
      <style:text-properties fo:color="#800000" loext:opacity="100%"/>
    </style:style>
    <style:style style:name="P43" style:family="paragraph">
      <loext:graphic-properties draw:fill-color="#ffffff"/>
      <style:paragraph-properties style:writing-mode="lr-tb"/>
    </style:style>
    <style:style style:name="P44" style:family="paragraph">
      <style:paragraph-properties fo:margin-top="0cm" fo:margin-bottom="0.2cm" style:writing-mode="lr-tb"/>
      <style:text-properties fo:color="#800000" loext:opacity="100%" fo:font-size="26pt" style:font-size-asian="26pt" style:font-size-complex="26pt"/>
    </style:style>
    <style:style style:name="P45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Sans6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2pt" fo:language="ru" fo:country="RU" style:font-size-asian="22pt" style:font-size-complex="22pt"/>
    </style:style>
    <style:style style:name="T13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Liberation Serif6" fo:font-size="22pt" fo:language="ru" fo:country="RU" style:font-name-asian="Liberation Serif6" style:font-size-asian="22pt" style:font-name-complex="Liberation Serif6" style:font-size-complex="22pt"/>
    </style:style>
    <style:style style:name="T18" style:family="text">
      <style:text-properties fo:color="#000000" loext:opacity="100%" style:font-name="Liberation Serif" fo:font-size="22pt" fo:language="ru" fo:country="RU" style:font-name-asian="Liberation Serif6" style:font-size-asian="22pt" style:font-name-complex="Liberation Serif6" style:font-size-complex="22pt"/>
    </style:style>
    <style:style style:name="T19" style:family="text">
      <style:text-properties fo:color="#000000" loext:opacity="100%" style:font-name="Liberation Serif" fo:font-size="22pt" fo:language="ru" fo:country="RU" fo:font-style="italic" style:font-name-asian="Liberation Serif6" style:font-size-asian="22pt" style:font-style-asian="italic" style:font-name-complex="Liberation Serif6" style:font-size-complex="22pt" style:font-style-complex="italic"/>
    </style:style>
    <style:style style:name="T20" style:family="text">
      <style:text-properties style:font-name="Liberation Sans4" fo:font-size="22pt" fo:language="ru" fo:country="RU" style:font-name-asian="Liberation Sans4" style:font-size-asian="22pt" style:font-name-complex="Liberation Sans4" style:font-size-complex="2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5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6" style:family="text">
      <style:text-properties fo:color="#000000" loext:opacity="100%" style:font-name="Liberation Serif5" fo:font-size="22pt" fo:language="ru" fo:country="RU" style:font-name-asian="Liberation Serif5" style:font-size-asian="22pt" style:font-name-complex="Liberation Serif5" style:font-size-complex="22pt"/>
    </style:style>
    <style:style style:name="T27" style:family="text">
      <style:text-properties fo:color="#000000" loext:opacity="100%" style:font-name="Liberation Serif6" fo:font-size="22pt" fo:language="ru" fo:country="RU" fo:font-style="italic" style:font-name-asian="Liberation Serif6" style:font-size-asian="22pt" style:font-style-asian="italic" style:font-name-complex="Liberation Serif6" style:font-size-complex="22pt" style:font-style-complex="italic"/>
    </style:style>
    <style:style style:name="T28" style:family="text">
      <style:text-properties fo:color="#000000" loext:opacity="100%" style:font-name="Liberation Serif6" fo:font-size="22pt" fo:language="ru" fo:country="RU" fo:font-style="normal" style:font-name-asian="Liberation Serif6" style:font-size-asian="22pt" style:font-style-asian="normal" style:font-name-complex="Liberation Serif6" style:font-size-complex="22pt" style:font-style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erif6" fo:font-size="22pt" fo:language="ru" fo:country="RU" fo:font-style="italic" fo:text-shadow="none" style:text-underline-style="none" fo:font-weight="normal" style:letter-kerning="true" style:font-name-asian="Liberation Serif6" style:font-size-asian="22pt" style:font-style-asian="italic" style:font-weight-asian="normal" style:font-name-complex="Liberation Serif6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erif6" fo:font-size="22pt" fo:language="ru" fo:country="RU" fo:font-style="normal" fo:text-shadow="none" style:text-underline-style="none" fo:font-weight="normal" style:letter-kerning="true" style:font-name-asian="Liberation Serif6" style:font-size-asian="22pt" style:font-style-asian="normal" style:font-weight-asian="normal" style:font-name-complex="Liberation Serif6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Liberation Serif5" fo:font-size="22pt" fo:language="ru" fo:country="RU" fo:font-style="normal" style:font-name-asian="Liberation Serif5" style:font-size-asian="22pt" style:font-style-asian="normal" style:font-name-complex="Liberation Serif5" style:font-size-complex="22pt" style:font-style-complex="normal"/>
    </style:style>
    <style:style style:name="T32" style:family="text">
      <style:text-properties style:font-name="Liberation Sans2" fo:font-size="14pt" fo:language="ru" fo:country="RU" style:font-size-asian="14pt" style:font-size-complex="14pt"/>
    </style:style>
    <style:style style:name="T33" style:family="text">
      <style:text-properties style:font-name="Liberation Sans2" fo:font-size="14pt" fo:language="ru" fo:country="RU" fo:font-style="normal" style:font-size-asian="14pt" style:font-style-asian="normal" style:font-size-complex="14pt" style:font-style-complex="normal"/>
    </style:style>
    <style:style style:name="T34" style:family="text">
      <style:text-properties style:font-name="Liberation Sans2" fo:font-size="14pt" fo:language="ru" fo:country="RU" fo:font-style="italic" style:font-size-asian="14pt" style:font-style-asian="italic" style:font-size-complex="14pt" style:font-style-complex="italic"/>
    </style:style>
    <style:style style:name="T35" style:family="text">
      <style:text-properties fo:color="#000000" loext:opacity="100%" style:font-name="Liberation Sans2" fo:font-size="14pt" fo:language="ru" fo:country="RU" fo:font-style="normal" style:font-name-asian="Liberation Serif6" style:font-size-asian="14pt" style:font-style-asian="normal" style:font-name-complex="Liberation Serif6" style:font-size-complex="14pt" style:font-style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 Serif5" fo:font-size="22pt" fo:language="ru" fo:country="RU" fo:font-style="normal" fo:text-shadow="none" style:text-underline-style="none" fo:font-weight="normal" style:letter-kerning="true" style:font-name-asian="Liberation Serif5" style:font-size-asian="22pt" style:font-style-asian="normal" style:font-weight-asian="normal" style:font-name-complex="Liberation Serif5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font-name="Liberation Serif6" fo:font-size="28pt" fo:language="ru" fo:country="RU" fo:font-style="normal" style:font-name-asian="Liberation Serif6" style:font-size-asian="28pt" style:font-style-asian="normal" style:font-name-complex="Liberation Serif6" style:font-size-complex="28pt" style:font-style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italic" fo:text-shadow="none" style:text-underline-style="none" fo:font-weight="normal" style:letter-kerning="true" style:font-name-asian="Droid Sans Fallback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40" style:family="text">
      <style:text-properties style:font-name="Liberation Sans4" fo:font-size="28pt" fo:language="ru" fo:country="RU" style:font-name-asian="Liberation Sans4" style:font-size-asian="28pt" style:font-name-complex="Liberation Sans4" style:font-size-complex="28pt"/>
    </style:style>
    <style:style style:name="T41" style:family="text">
      <style:text-properties style:font-name="Liberation Serif" fo:font-size="22pt" fo:language="ru" fo:country="RU" style:font-name-asian="Liberation Sans4" style:font-size-asian="22pt" style:font-name-complex="Liberation Sans4" style:font-size-complex="22pt"/>
    </style:style>
    <style:style style:name="T42" style:family="text">
      <style:text-properties style:font-name="Liberation Sans2" fo:font-size="14pt" fo:letter-spacing="0.071cm" fo:language="ru" fo:country="RU" style:font-size-asian="14pt" style:font-size-complex="14pt"/>
    </style:style>
    <style:style style:name="T43" style:family="text">
      <style:text-properties fo:color="#000000" loext:opacity="100%" style:font-name="Liberation Sans2" fo:font-size="14pt" fo:language="ru" fo:country="RU" style:text-underline-style="solid" style:text-underline-width="auto" style:text-underline-color="font-color" style:font-size-asian="14pt" style:font-size-complex="14pt"/>
    </style:style>
    <style:style style:name="T4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45" style:family="text">
      <style:text-properties style:font-name="Liberation Mono2" fo:font-size="18pt"/>
    </style:style>
    <style:style style:name="T46" style:family="text">
      <style:text-properties fo:color="#000000" loext:opacity="100%" fo:language="ru" fo:country="RU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fo:font-size="26pt" fo:language="ru" fo:country="RU" style:font-size-asian="26pt" style:font-size-complex="26pt"/>
    </style:style>
    <style:style style:name="T49" style:family="text">
      <style:text-properties fo:color="#000000" loext:opacity="100%" fo:font-size="26pt" fo:letter-spacing="0.106cm" fo:language="ru" fo:country="RU" style:font-size-asian="26pt" style:font-size-complex="26pt"/>
    </style:style>
    <style:style style:name="T50" style:family="text">
      <style:text-properties fo:color="#000000" loext:opacity="100%" style:font-name="Liberation Serif6" fo:font-size="26pt" fo:language="ru" fo:country="RU" style:font-name-asian="Liberation Serif6" style:font-size-asian="26pt" style:font-name-complex="Liberation Serif6" style:font-size-complex="26pt"/>
    </style:style>
    <style:style style:name="T51" style:family="text">
      <style:text-properties fo:color="#000000" loext:opacity="100%" style:font-name="Liberation Serif6" fo:font-size="26pt" fo:letter-spacing="0.106cm" fo:language="ru" fo:country="RU" style:font-name-asian="Liberation Serif6" style:font-size-asian="26pt" style:font-name-complex="Liberation Serif6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Многоверсионность</text:span><text:span text:style-name="T2"><text:line-break/></text:span><text:span text:style-name="T2">Автоочистк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Автоматическая очистка (autovacuum)</text:span></text:p>
              </text:list-item>
              <text:list-item>
                <text:p text:style-name="P9"><text:span text:style-name="T11">Автоанализ</text:span></text:p>
              </text:list-item>
              <text:list-item>
                <text:p text:style-name="P9"><text:span text:style-name="T11">Настройка процесса автоочистки</text:span>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Автоматическая очистк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Работает аналогично обычной очистке</text:span></text:p>
              </text:list-item>
              <text:list-item>
                <text:p text:style-name="P9"><text:span text:style-name="T11">Выполняется периодически</text:span></text:p>
                <text:list>
                  <text:list-item>
                    <text:p text:style-name="P12"><text:span text:style-name="T12">для таблиц с определенным количеством изменений</text:span></text:p>
                  </text:list-item>
                  <text:list-item>
                    <text:p text:style-name="P13"><text:span text:style-name="T12">в том числе для toast-таблиц</text:span></text:p>
                  </text:list-item>
                </text:list>
              </text:list-item>
              <text:list-item>
                <text:p text:style-name="P9"><text:span text:style-name="T11">Процесс autovacuum launcher</text:span></text:p>
                <text:list>
                  <text:list-item>
                    <text:p text:style-name="P12"><text:span text:style-name="T12">постоянно запущен</text:span></text:p>
                  </text:list-item>
                  <text:list-item>
                    <text:p text:style-name="P14"><text:span text:style-name="T12">планирует запуск рабочих процессов</text:span></text:p>
                  </text:list-item>
                </text:list>
              </text:list-item>
              <text:list-item>
                <text:p text:style-name="P9"><text:span text:style-name="T11">Процессы autovacuum worker</text:span></text:p>
                <text:list>
                  <text:list-item>
                    <text:p text:style-name="P12"><text:span text:style-name="T12">запускаются процессом postmaster по просьбе autovacuum launcher</text:span></text:p>
                  </text:list-item>
                  <text:list-item>
                    <text:p><text:span text:style-name="T12">подключаются к заданной БД, перебирают и очищают таблицы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Автоматическая очистка — механизм, позволяющий запускать обычную очистку в определенные моменты времени, в зависимости от количества изменений в таблицах. Это удобнее и правильнее, чем запуск по расписанию (cron), поскольку учитывает динамику системы.</text:span></text:p>
              <text:p text:style-name="P15"><text:span text:style-name="T6">При включенной автоочистке в системе всегда присутствует процесс autovacuum launcher, который занимается планированием работы. Реальную очистку выполняют процессы autovacuum worker, несколько экземпляров которых могут работать параллельно.</text:span></text:p>
              <text:p text:style-name="P15"><text:span text:style-name="T6">Процессы autovacuum worker запускаются процессом postmaster</text:span><text:span text:style-name="T6"><text:line-break/></text:span><text:span text:style-name="T6">по просьбе autovacuum launcher (поскольку именно postmaster отвечает за порождение всех новых процессов).</text:span></text:p>
              <text:p text:style-name="P15"><text:span text:style-name="T13"><text:a xlink:href="https://postgrespro.ru/docs/postgresql/16/routine-vacuuming#AUTOVACUUM" xlink:type="simple">https://postgrespro.ru/docs/postgresql/16/routine-vacuuming#AUTOVACUUM</text:a></text:span></text:p>
              <text:p text:style-name="P15"><text:span text:style-name="T14"/></text:p>
              <text:p text:style-name="P15"><text:span text:style-name="T14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Autovacuum launcher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Периодически запускает рабочий процесс</text:span><text:span text:style-name="T11"><text:line-break/></text:span><text:span text:style-name="T11">в каждую активную базу данных</text:span></text:p>
                <text:list>
                  <text:list-item>
                    <text:p text:style-name="P12"><text:span text:style-name="T12">раз в </text:span><text:span text:style-name="T15">autovacuum_naptime</text:span></text:p>
                  </text:list-item>
                  <text:list-item>
                    <text:p text:style-name="P12"><text:span text:style-name="T16">над одной базой </text:span><text:span text:style-name="T12">могут работать несколько процессов</text:span></text:p>
                  </text:list-item>
                  <text:list-item>
                    <text:p text:style-name="P14"><text:span text:style-name="T12">общее количество рабочих процессов </text:span><text:span text:style-name="T17">≤</text:span><text:span text:style-name="T18"> </text:span><text:span text:style-name="T19">autovacuum_max_workers</text:span></text:p>
                  </text:list-item>
                </text:list>
              </text:list-item>
              <text:list-item>
                <text:p text:style-name="P9"><text:span text:style-name="T11">Настройки</text:span></text:p>
                <text:list>
                  <text:list-item>
                    <text:p text:style-name="P12"><text:span text:style-name="T15">autovacuum</text:span><text:span text:style-name="T12"> = on</text:span><text:span text:style-name="T12"><text:line-break/></text:span><text:span text:style-name="T15">track_counts</text:span><text:span text:style-name="T12"> = on</text:span></text:p>
                  </text:list-item>
                  <text:list-item>
                    <text:p text:style-name="P12"><text:span text:style-name="T15">autovacuum_naptime</text:span><text:span text:style-name="T12"> = 60 s</text:span></text:p>
                  </text:list-item>
                  <text:list-item>
                    <text:p><text:span text:style-name="T15">autovacuum_max_workers</text:span><text:span text:style-name="T12"> = 3</text:span></text:p>
                  </text:list-item>
                  <text:list-item>
                    <text:p text:style-name="P12"><text:span text:style-name="T12"/></text:p>
                  </text:list-item>
                </text:list>
              </text:list-item>
            </text:list>
          </draw:text-box>
        </draw:frame>
        <draw:custom-shape draw:style-name="gr3" draw:text-style-name="P17" draw:layer="layout" svg:width="0.353cm" svg:height="1.474cm" svg:x="12.477cm" svg:y="12.49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8" draw:layer="layout" svg:width="6.966cm" svg:height="0.806cm" svg:x="12.85cm" svg:y="12.8cm">
          <draw:text-box>
            <text:p><text:span text:style-name="T14">должны быть включены оба</text:span></text:p>
          </draw:text-box>
        </draw:frame>
        <draw:custom-shape draw:style-name="gr5" draw:text-style-name="P20" draw:layer="layout" svg:width="1.5cm" svg:height="1.4cm" svg:x="13.343cm" svg:y="14.563cm">
          <text:p text:style-name="P19"><text:span text:style-name="T20">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627.4483677548 18316.05995717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ath draw:style-name="gr6" draw:text-style-name="P21" draw:layer="layout" svg:width="0.818cm" svg:height="0.888cm" svg:x="1.503cm" svg:y="15.351cm" svg:viewBox="0 0 819 889" svg:d="M819 424c0 68-14 133-42 194-30 63-71 115-125 154l71 56-228 61 21-227 64 51c66-59 99-140 99-244 0-133-64-237-191-312l81-157c78 38 140 96 185 176 44 76 65 158 65 248zM331 732l-80 157c-78-38-140-97-185-176-44-76-66-158-66-248 0-68 14-133 43-194 30-64 71-115 124-154l-71-56 229-61-21 227-64-51c-66 59-99 140-99 244 0 133 63 237 190 312z">
          <text:p/>
        </draw:path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Процесс autovacuum launcher составляет список баз данных, в которых есть какая-либо активность (точнее, для которых собирается статистика использования).</text:span></text:p>
              <text:p text:style-name="P15"><text:span text:style-name="T21">Новый рабочий процесс запускается раз в </text:span><text:span text:style-name="T22">autovacuum_naptime</text:span><text:span text:style-name="T21"> для каждой базы данных из списка (то есть при наличии </text:span><text:span text:style-name="T22">N</text:span><text:span text:style-name="T21"> баз процессы будут порождаться в </text:span><text:span text:style-name="T22">N </text:span><text:span text:style-name="T23">раз чаще). Если за время </text:span><text:span text:style-name="T24">autovacuum_naptime</text:span><text:span text:style-name="T25"> рабочий процесс не успел очистить всю базу данных, в ту же базу будет направлен другой рабочий процесс, и они будут работать вместе. </text:span><text:span text:style-name="T6">Общее количество рабочих процессов ограничено параметром </text:span><text:span text:style-name="T24">autovacuum_max_workers</text:span><text:span text:style-name="T6">.</text:span></text:p>
              <text:p text:style-name="P15"><text:span text:style-name="T23">Чтобы автоматическая очистка </text:span><text:span text:style-name="T6">в принципе работала, должны быть установлены параметры </text:span><text:span text:style-name="T24">autovacuum</text:span><text:span text:style-name="T6"> и </text:span><text:span text:style-name="T24">track_counts</text:span><text:span text:style-name="T6">. Последний включает сбор статистики использования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Autovacuum worker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11">Составляет список объектов базы данных для очистки</text:span></text:p>
                <text:list>
                  <text:list-item>
                    <text:p text:style-name="P22"><text:span text:style-name="T12">число ненужных версий строк превышает</text:span></text:p>
                  </text:list-item>
                  <text:list-item>
                    <text:p text:style-name="P9"><text:span text:style-name="T15"><text:s text:c="3"/></text:span><text:span text:style-name="T15">autovacuum_vacuum_threshold</text:span><text:span text:style-name="T12"> +</text:span><text:span text:style-name="T12"><text:line-break/></text:span><text:span text:style-name="T12">+ </text:span><text:span text:style-name="T15">autovacuum_vacuum_scale_factor</text:span><text:span text:style-name="T12"> </text:span><text:span text:style-name="T26">×</text:span><text:span text:style-name="T17"> </text:span><text:span text:style-name="T27">число строк в таблице</text:span></text:p>
                  </text:list-item>
                  <text:list-item>
                    <text:p text:style-name="P22"><text:span text:style-name="T28">число строк, вставленных с момента последней очистки, превышает</text:span></text:p>
                  </text:list-item>
                  <text:list-item>
                    <text:p text:style-name="P14"><text:span text:style-name="T29"><text:s text:c="3"/></text:span><text:span text:style-name="T29">autovacuum_vacuum_insert_threshold</text:span><text:span text:style-name="T30"> +</text:span><text:span text:style-name="T30"><text:line-break/></text:span><text:span text:style-name="T30">+ </text:span><text:span text:style-name="T29">autovacuum_vacuum_insert_scale_factor</text:span><text:span text:style-name="T30"> </text:span><text:span text:style-name="T31">×</text:span><text:span text:style-name="T28"> </text:span><text:span text:style-name="T27">число строк в таблице</text:span></text:p>
                  </text:list-item>
                  <text:list-item>
                    <text:p text:style-name="P23"><text:span text:style-name="T28">включаются обычные таблицы и toast-таблицы,</text:span><text:span text:style-name="T28"><text:line-break/></text:span><text:span text:style-name="T28">материализованные представления</text:span></text:p>
                  </text:list-item>
                  <text:list-item>
                    <text:p><text:span text:style-name="T28">не включаются временные таблицы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6" draw:layer="layout" svg:width="16.799cm" svg:height="14.766cm" svg:x="2.1cm" svg:y="14.107cm" presentation:class="notes" presentation:user-transformed="true">
            <draw:text-box>
              <text:p text:style-name="P15"><text:span text:style-name="T32">Рабочий процесс подключается к указанной базе данных и строит список всех таблиц, материализованных представлений и toast-таблиц, требующих очистки.</text:span></text:p>
              <text:p text:style-name="P15"><text:span text:style-name="T32">Очистки требуют объекты, в которых накопилось значительное количество ненужных («мертвых») версий строк.</text:span></text:p>
              <text:p text:style-name="P15"><text:span text:style-name="T32">Очищаются также объекты, в которые с момента прошлой очистки было вставлено значительное количество новых строк. Это важно для таблиц, в которые данные только вставляются: их тоже необходимо очищать, чтобы обновить карту видимости и заморозить старые версии (рассматривается в теме «Заморозка»).</text:span></text:p>
              <text:p text:style-name="P15"><text:span text:style-name="T32">Точные формулы приведены на слайде. Они используют два параметра, один из которых (</text:span><text:span text:style-name="T33">threshold</text:span><text:span text:style-name="T34">)</text:span><text:span text:style-name="T32"> определяет абсолютное значение, а другой (scale_factor) — относительную долю строк.</text:span></text:p>
              <text:p text:style-name="P15"><text:span text:style-name="T32">Число строк определяется приблизительно, по статистике:</text:span></text:p>
              <text:p text:style-name="P24"><text:span text:style-name="T32">- общее число — </text:span><text:span text:style-name="T35">pg_class.reltuples,</text:span></text:p>
              <text:p text:style-name="P24"><text:span text:style-name="T35">- число ненужных — pg_stat_all_tables.n_dead_tup,</text:span></text:p>
              <text:p text:style-name="P15"><text:span text:style-name="T35">- число вставленных — pg_stat_all_tables.n_ins_since_vacuum.</text:span></text:p>
              <text:p text:style-name="P15"><text:span text:style-name="T35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Autovacuum worker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11">Составляет список объектов базы данных для анализа</text:span></text:p>
                <text:list>
                  <text:list-item>
                    <text:p text:style-name="P22"><text:span text:style-name="T28">число изменившихся версий строк превышает</text:span></text:p>
                  </text:list-item>
                  <text:list-item>
                    <text:p text:style-name="P14"><text:span text:style-name="T29"><text:s text:c="3"/></text:span><text:span text:style-name="T29">autovacuum_analyze_threshold</text:span><text:span text:style-name="T30"> +</text:span><text:span text:style-name="T30"><text:line-break/></text:span><text:span text:style-name="T30">+ </text:span><text:span text:style-name="T29">autovacuum_analyze_scale_factor</text:span><text:span text:style-name="T30"> </text:span><text:span text:style-name="T36">×</text:span><text:span text:style-name="T30"> </text:span><text:span text:style-name="T29">число строк в таблице</text:span></text:p>
                  </text:list-item>
                  <text:list-item>
                    <text:p text:style-name="P25"><text:span text:style-name="T28">включаются обычные таблицы и материализованные представления</text:span></text:p>
                  </text:list-item>
                  <text:list-item>
                    <text:p text:style-name="P26"><text:span text:style-name="T30">не включаются toast</text:span><text:span text:style-name="T28">-таблицы и временные таблицы</text:span></text:p>
                  </text:list-item>
                </text:list>
              </text:list-header>
              <text:list-item>
                <text:p text:style-name="P9"><text:span text:style-name="T37">По очереди очищает и/или анализирует выбранные объекты</text:span></text:p>
                <text:list>
                  <text:list-item>
                    <text:p text:style-name="P12"><text:span text:style-name="T28">в одной базе может одновременно работать несколько процессов</text:span></text:p>
                  </text:list-item>
                  <text:list-item>
                    <text:p><text:span text:style-name="T28">на уровне одной таблицы параллелизма нет</text:span></text:p>
                  </text:list-item>
                  <text:list-item>
                    <text:p><text:span text:style-name="T28"/></text:p>
                  </text:list-item>
                </text:list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6" draw:layer="layout" svg:width="16.799cm" svg:height="14.766cm" svg:x="2.1cm" svg:y="14.107cm" presentation:class="notes" presentation:user-transformed="true">
            <draw:text-box>
              <text:p text:style-name="P15"><text:span text:style-name="T32">Также строится список всех таблиц и материализованных представлений, требующих анализа. Toast-таблицы не анализируются.</text:span></text:p>
              <text:p text:style-name="P15"><text:span text:style-name="T32">Анализа требуют объекты, в которых с момента предыдущего анализа изменилось значительное число строк. Оно определяется по статистике: </text:span><text:span text:style-name="T35">pg_stat_all_tables.n_mod_since_analyze.</text:span></text:p>
              <text:p text:style-name="P15"><text:span text:style-name="T35">Построив два списка, рабочий процесс по очереди очищает и/или анализирует отобранные объекты и по окончании очистки завершается.</text:span></text:p>
              <text:p text:style-name="P15"><text:span text:style-name="T35">В одной БД может одновременно работать несколько процессов, параллельно обрабатывая разные таблицы. На уровне одной таблицы параллелизма нет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Autovacuum worker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астройки автоочистки</text:span></text:p>
                <text:list>
                  <text:list-item>
                    <text:p text:style-name="P12"><text:span text:style-name="T15">autovacuum_vacuum_threshold</text:span><text:span text:style-name="T12"> = 50</text:span></text:p>
                  </text:list-item>
                  <text:list-item>
                    <text:p text:style-name="P14"><text:span text:style-name="T15">autovacuum_vacuum_scale_factor</text:span><text:span text:style-name="T12"> = 0.2</text:span></text:p>
                  </text:list-item>
                  <text:list-item>
                    <text:p text:style-name="P25"><text:span text:style-name="T15">autovacuum_vacuum_insert_threshold</text:span><text:span text:style-name="T12"> = 1000</text:span></text:p>
                  </text:list-item>
                  <text:list-item>
                    <text:p text:style-name="P26"><text:span text:style-name="T38">autovacuum_vacuum_</text:span><text:span text:style-name="T15">insert_scale_factor</text:span><text:span text:style-name="T12"> = 0.2</text:span></text:p>
                  </text:list-item>
                </text:list>
              </text:list-item>
              <text:list-item>
                <text:p text:style-name="P9"><text:span text:style-name="T11">Параметры хранения таблиц</text:span></text:p>
                <text:list>
                  <text:list-item>
                    <text:p text:style-name="P27"><text:span text:style-name="T15">autovacuum_enabled</text:span></text:p>
                    <text:p text:style-name="P28"><text:span text:style-name="T15">toast.autovacuum_enabled</text:span></text:p>
                  </text:list-item>
                  <text:list-item>
                    <text:p text:style-name="P27"><text:span text:style-name="T39">и одноименные настроечные параметры</text:span></text:p>
                  </text:list-item>
                </text:list>
              </text:list-item>
            </text:list>
          </draw:text-box>
        </draw:frame>
        <draw:custom-shape draw:style-name="gr5" draw:text-style-name="P30" draw:layer="layout" svg:width="1.5cm" svg:height="1.4cm" svg:x="16.35cm" svg:y="6.58cm">
          <text:p text:style-name="P29"><text:span text:style-name="T40">↓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627.4483677548 18316.05995717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30" draw:layer="layout" svg:width="1.817cm" svg:height="1.4cm" svg:x="18.547cm" svg:y="8.98cm">
          <text:p text:style-name="P29"><text:span text:style-name="T40">↓</text:span><text:span text:style-name="T41">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76.23762376238 18316.05995717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32">Настройки по умолчанию предполагают вызов автоочистки при изменении таблицы на 2</text:span><text:span text:style-name="T42">0</text:span><text:span text:style-name="T32">% или вставке 2</text:span><text:span text:style-name="T42">0</text:span><text:span text:style-name="T32">% новых строк.</text:span><text:span text:style-name="T32"><text:line-break/></text:span><text:span text:style-name="T32">Это достаточно высокое значение: автоочистка будет вызываться редко, но работать будет долго, особенно для больших таблиц.</text:span><text:span text:style-name="T32"><text:line-break/></text:span><text:span text:style-name="T32">В большинстве случаев этот процент следует уменьшить.</text:span></text:p>
              <text:p text:style-name="P15"><text:span text:style-name="T32">В случае необходимости можно настроить эти параметры на уровне отдельных таблиц с помощью параметров хранения:</text:span></text:p>
              <text:p text:style-name="P15"><text:span text:style-name="T32">CREATE TABLE ... WITH (параметр=значение)</text:span></text:p>
              <text:p text:style-name="P15"><text:span text:style-name="T32">Причем параметры можно отдельно настраивать для toast-таблиц.</text:span></text:p>
              <text:p text:style-name="P15"><text:span text:style-name="T32">Кроме того, на уровне отдельных таблиц автоочистку можно отключить.</text:span></text:p>
              <text:p text:style-name="P15"><text:span text:style-name="T43"><text:a xlink:href="https://postgrespro.ru/docs/postgresql/16/runtime-config-autovacuum" xlink:type="simple">https://postgrespro.ru/docs/postgresql/16/runtime-config-autovacuum</text:a></text:span></text:p>
              <text:p text:style-name="P15"><text:span text:style-name="T43"><text:a xlink:href="https://postgrespro.ru/docs/postgresql/16/sql-createtable" xlink:type="simple">https://postgrespro.ru/docs/postgresql/16/sql-createtable</text:a></text:span></text:p>
              <text:p text:style-name="P15"><text:span text:style-name="T32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Autovacuum worker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астройки автоанализа</text:span></text:p>
                <text:list>
                  <text:list-item>
                    <text:p text:style-name="P12"><text:span text:style-name="T15">autovacuum_analyze_threshold</text:span><text:span text:style-name="T12"> = 50</text:span></text:p>
                  </text:list-item>
                  <text:list-item>
                    <text:p text:style-name="P14"><text:span text:style-name="T15">autovacuum_analyze_scale_factor</text:span><text:span text:style-name="T12"> = 0.1</text:span></text:p>
                  </text:list-item>
                </text:list>
              </text:list-item>
              <text:list-item>
                <text:p text:style-name="P9"><text:span text:style-name="T11">Параметры хранения таблиц</text:span></text:p>
                <text:list>
                  <text:list-item>
                    <text:p text:style-name="P31"><text:span text:style-name="T15">autovacuum_analyze_threshold</text:span></text:p>
                  </text:list-item>
                  <text:list-item>
                    <text:p text:style-name="P32"><text:span text:style-name="T15">autovacuum_analyze_scale_factor</text:span></text:p>
                  </text:list-item>
                  <text:list-item>
                    <text:p text:style-name="P32"><text:span text:style-name="T39">для toast-таблиц анализ не выполняется</text:span></text:p>
                  </text:list-item>
                </text:list>
              </text:list-item>
            </text:list>
          </draw:text-box>
        </draw:frame>
        <draw:custom-shape draw:style-name="gr5" draw:text-style-name="P34" draw:layer="layout" svg:width="1.5cm" svg:height="1.4cm" svg:x="16.247cm" svg:y="6.581cm">
          <text:p text:style-name="P33"><text:span text:style-name="T41">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627.4483677548 18316.05995717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32">Настройки по умолчанию предполагают вызов автоанализа при изменении таблицы на 1</text:span><text:span text:style-name="T42">0</text:span><text:span text:style-name="T32">%.</text:span></text:p>
              <text:p text:style-name="P15"><text:span text:style-name="T32">В случае необходимости, можно настроить эти параметры на уровне отдельных таблиц с помощью параметров хранения.</text:span></text:p>
              <text:p text:style-name="P15"><text:span text:style-name="T32">Toast-таблицы не анализируются, поэтому соответствующих параметров для них нет.</text:span></text:p>
              <text:p text:style-name="P15"><text:span text:style-name="T35"/></text:p>
              <text:p text:style-name="P15"><text:span text:style-name="T32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custom-shape draw:style-name="gr8" draw:text-style-name="P36" draw:layer="layout" svg:width="6.227cm" svg:height="2.185cm" svg:x="19.329cm" svg:y="5.19cm">
          <text:p text:style-name="P35"><text:span text:style-name="T5">общий предел</text:span></text:p>
          <text:p text:style-name="P35"><text:span text:style-name="T5">для всех рабочих</text:span></text:p>
          <text:p text:style-name="P35"><text:span text:style-name="T5">процессов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20.80924855491 22874.65690759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Autovacuum worker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астройки для регулирования нагрузки</text:span></text:p>
                <text:list>
                  <text:list-item>
                    <text:p text:style-name="P37"><text:span text:style-name="T38">autovacuum_vacuum_cost_limit</text:span><text:span text:style-name="T16"> = </text:span><text:span text:style-name="T26">−</text:span><text:span text:style-name="T12">1</text:span></text:p>
                  </text:list-item>
                  <text:list-item>
                    <text:p><text:span text:style-name="T16">(при </text:span><text:span text:style-name="T26">−</text:span><text:span text:style-name="T12">1 используется </text:span><text:span text:style-name="T15">vacuum_cost_limit</text:span><text:span text:style-name="T39"> = 200</text:span><text:span text:style-name="T12">)</text:span></text:p>
                  </text:list-item>
                  <text:list-item>
                    <text:p text:style-name="P37"><text:span text:style-name="T15">autovacuum_vacuum_cost_delay</text:span><text:span text:style-name="T12"> = 2ms</text:span></text:p>
                  </text:list-item>
                  <text:list-item>
                    <text:p><text:span text:style-name="T16">(при </text:span><text:span text:style-name="T26">−</text:span><text:span text:style-name="T12">1 используется </text:span><text:span text:style-name="T15">vacuum_cost_delay </text:span><text:span text:style-name="T39">= 0</text:span><text:span text:style-name="T12">)</text:span></text:p>
                  </text:list-item>
                  <text:list-item>
                    <text:p text:style-name="P14"><text:span text:style-name="T15">vacuum_cost_page_hit, vacuum_cost_page_miss, vacuum_cost_page_dirty</text:span></text:p>
                  </text:list-item>
                </text:list>
              </text:list-item>
              <text:list-item>
                <text:p text:style-name="P9"><text:span text:style-name="T11">Параметры хранения таблиц</text:span></text:p>
                <text:list>
                  <text:list-item>
                    <text:p text:style-name="P37"><text:span text:style-name="T15">autovacuum_vacuum_cost_limit</text:span></text:p>
                  </text:list-item>
                  <text:list-item>
                    <text:p><text:span text:style-name="T15">toast.autovacuum_vacuum_cost_limit</text:span></text:p>
                  </text:list-item>
                  <text:list-item>
                    <text:p text:style-name="P37"><text:span text:style-name="T15">autovacuum_vacuum_cost_delay</text:span></text:p>
                  </text:list-item>
                  <text:list-item>
                    <text:p><text:span text:style-name="T15">toast.autovacuum_vacuum_cost_delay</text:span></text:p>
                  </text:list-item>
                </text:list>
              </text:list-item>
            </text:list>
          </draw:text-box>
        </draw:frame>
        <draw:custom-shape draw:style-name="gr5" draw:text-style-name="P30" draw:layer="layout" svg:width="1.5cm" svg:height="1.4cm" svg:x="19.047cm" svg:y="6.381cm">
          <text:p text:style-name="P29"><text:span text:style-name="T40">↑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1627.4483677548 18316.05995717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6">Регулирование нагрузки при автоматической очистке работает так же, как и при обычной. Однако существуют дополнительные параметры </text:span><text:span text:style-name="T24">autovacuum_vacuum_cost_limit</text:span><text:span text:style-name="T6"> и </text:span><text:span text:style-name="T24">autovacuum_vacuum_cost_delay</text:span><text:span text:style-name="T6">, которые, если не равны −1, перекрывают параметры </text:span><text:span text:style-name="T24">vacuum_cost_limit</text:span><text:span text:style-name="T6"> и </text:span><text:span text:style-name="T24">vacuum_cost_delay</text:span><text:span text:style-name="T6">.</text:span></text:p>
              <text:p text:style-name="P15"><text:span text:style-name="T6">Для ускорения работы автоочистки можно увеличить значение </text:span><text:span text:style-name="T24">autovacuum_vacuum_cost_limit, </text:span><text:span text:style-name="T6">но при этом следует учитывать, что предел, устанавливаемый этим параметром, общий для всех рабочих процессов. Поэтому при увеличении </text:span><text:span text:style-name="T24">autovacuum_max_workers</text:span><text:span text:style-name="T6"> следует увеличивать и </text:span><text:span text:style-name="T24">autovacuum_vacuum_cost_limit.</text:span></text:p>
              <text:p text:style-name="P15"><text:span text:style-name="T6">Также эти параметры могут указываться и на уровне отдельных таблиц.</text:span></text:p>
              <text:p text:style-name="P15"><text:span text:style-name="T44"><text:a xlink:href="https://postgrespro.ru/docs/postgresql/16/runtime-config-resource#RUNTIME-CONFIG-RESOURCE-VACUUM-COST" xlink:type="simple">https://postgrespro.ru/docs/postgresql/16/runtime-config-resource#RUNTIME-CONFIG-RESOURCE-VACUUM-COST</text:a></text:span></text:p>
              <text:p text:style-name="P15"><text:span text:style-name="T6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Autovacuum worker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астройки памяти</text:span></text:p>
                <text:list>
                  <text:list-item>
                    <text:p text:style-name="P37"><text:span text:style-name="T15">autovacuum_work_mem</text:span><text:span text:style-name="T12"> = </text:span><text:span text:style-name="T26">−</text:span><text:span text:style-name="T12">1</text:span></text:p>
                  </text:list-item>
                  <text:list-item>
                    <text:p><text:span text:style-name="T12">(при </text:span><text:span text:style-name="T17">–</text:span><text:span text:style-name="T12">1 используется </text:span><text:span text:style-name="T15">maintenance_work_mem</text:span><text:span text:style-name="T12"> = 64MB)</text:span></text:p>
                  </text:list-item>
                  <text:list-item>
                    <text:p text:style-name="P9"><text:span text:style-name="T12">настройки действуют для каждого рабочего процесса,</text:span><text:span text:style-name="T12"><text:line-break/></text:span><text:span text:style-name="T12">память выделяется сразу в полном объеме</text:span></text:p>
                  </text:list-item>
                  <text:list-item>
                    <text:p text:style-name="P38"><text:span text:style-name="T12">больший объем памяти уменьшает избыточную обработку</text:span><text:span text:style-name="T12"><text:line-break/></text:span><text:span text:style-name="T12">индексных страниц</text:span></text:p>
                  </text:list-item>
                </text:list>
              </text:list-item>
              <text:list-item>
                <text:p text:style-name="P9"><text:span text:style-name="T11">Мониторинг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38">log_autovacuum_min_duration</text:span><text:span text:style-name="T15"> </text:span><text:span text:style-name="T39">= 10m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9">pg_stat_progress_vacuum</text:span></text:p>
                  </text:list-item>
                  <text:list-item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4.121cm" svg:x="2.1cm" svg:y="14.107cm" presentation:class="notes" presentation:user-transformed="true">
            <draw:text-box>
              <text:p text:style-name="P15"><text:span text:style-name="T6">Кроме настроек, влияющих на то, когда и как работать процессу автоочистки, есть возможность отрегулировать выделяемую память для рабочих процессов (autovacuum worker).</text:span></text:p>
              <text:p text:style-name="P15"><text:span text:style-name="T6">По умолчанию размер памяти ограничен параметром </text:span><text:span text:style-name="T24">maintenance_work_mem</text:span><text:span text:style-name="T6">, который действует не только на автоочистку, но и на все остальные служебные фоновые процессы. Обычно этот параметр можно установить в достаточно большое значение, поскольку фоновых процессов не так много. Однако число рабочих процессов автоочистки (регулируемое параметром </text:span><text:span text:style-name="T24">autovacuum_max_workers</text:span><text:span text:style-name="T6">) может быть большим, а память выделяется сразу полностью (а не по необходимости). Поэтому для процессов автоочистки можно настроить отдельное ограничение с помощью параметра </text:span><text:span text:style-name="T24">autovacuum_work_mem</text:span><text:span text:style-name="T6">.</text:span></text:p>
              <text:p text:style-name="P15"><text:span text:style-name="T6">Как говорилось в теме «Очистка», процесс очистки может работать</text:span><text:span text:style-name="T6"><text:line-break/></text:span><text:span text:style-name="T6">и с минимальным объемом памяти. Но если на таблице созданы индексы, то небольшое значение может привести к повторным сканированиям одних и тех же индексных страниц — автоочистка будет работать медленнее. В идеале следует подобрать такое минимальное значение, при котором нет повторных сканирований.</text:span></text:p>
              <text:p text:style-name="P15"><text:span text:style-name="T6">Для мониторинга есть параметр </text:span><text:span text:style-name="T24">log_autovacuum_min_duration</text:span><text:span text:style-name="T25">,</text:span><text:span text:style-name="T6"> задающий время выполнения автоочистки, при превышении которого информация будет записываться в журнал сообщений сервера.</text:span></text:p>
              <text:p text:style-name="P15"><text:span text:style-name="T6">Напомним, что зачастую следует не увеличивать размер памяти,</text:span><text:span text:style-name="T6"><text:line-break/></text:span><text:span text:style-name="T6">а уменьшать порог срабатывания очистки, чтобы за один раз обрабатывалось меньше данных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3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45"/></text:p>
            <text:p text:style-name="P1"><text:span text:style-name="T45"/></text:p>
            <text:p text:style-name="P1"><text:span text:style-name="T45"/></text:p>
            <text:p text:style-name="P1"><text:span text:style-name="T45"><text:s text:c="11"/></text:span><text:span text:style-name="T45">$ psql</text:span></text:p>
            <text:p text:style-name="P1"><text:span text:style-name="T45"><text:s text:c="11"/></text:span><text:span text:style-name="T45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40" draw:layer="layout" svg:width="19.8cm" svg:height="1.741cm" svg:x="1.2cm" svg:y="0.737cm" presentation:class="title" presentation:user-transformed="true">
          <draw:text-box>
            <text:p><text:span text:style-name="T46">Подход к настройке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Баланс между разрастанием и накладными расходами</text:span></text:p>
                <text:list>
                  <text:list-item>
                    <text:p text:style-name="P14"><text:span text:style-name="T12">итеративный процесс</text:span></text:p>
                  </text:list-item>
                </text:list>
              </text:list-item>
              <text:list-item>
                <text:p text:style-name="P9"><text:span text:style-name="T11">Основные параметры</text:span></text:p>
                <text:list>
                  <text:list-item>
                    <text:p text:style-name="P41"><text:span text:style-name="T15">autovacuum_vacuum_scale_factor</text:span><text:span text:style-name="T15"><text:tab/></text:span><text:span text:style-name="T12">— частота обработки</text:span></text:p>
                  </text:list-item>
                  <text:list-item>
                    <text:p text:style-name="P41"><text:span text:style-name="T15">autovacuum_max_workers</text:span><text:span text:style-name="T15"><text:tab/></text:span><text:span text:style-name="T12">— параллелизм</text:span></text:p>
                  </text:list-item>
                  <text:list-item>
                    <text:p text:style-name="P41"><text:span text:style-name="T15">autovacuum_vacuum_cost_limit</text:span><text:span text:style-name="T12"><text:tab/></text:span><text:span text:style-name="T12">— скорость работы</text:span></text:p>
                  </text:list-item>
                  <text:list-item>
                    <text:p text:style-name="P14"><text:span text:style-name="T12">индивидуальная настройка важных таблиц параметрами хранения</text:span></text:p>
                  </text:list-item>
                </text:list>
              </text:list-item>
              <text:list-item>
                <text:p text:style-name="P9"><text:span text:style-name="T11">Мониторинг</text:span></text:p>
                <text:list>
                  <text:list-item>
                    <text:p text:style-name="P12"><text:span text:style-name="T12">разрастание таблиц</text:span></text:p>
                  </text:list-item>
                  <text:list-item>
                    <text:p text:style-name="P12"><text:span text:style-name="T12">очередь таблиц, ожидающих очистки</text:span></text:p>
                  </text:list-item>
                  <text:list-item>
                    <text:p><text:span text:style-name="T12">нагрузка на диски при работе очистк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16" draw:layer="layout" svg:width="16.799cm" svg:height="14.676cm" svg:x="2.1cm" svg:y="14.107cm" presentation:class="notes" presentation:user-transformed="true">
            <draw:text-box>
              <text:p text:style-name="P15"><text:span text:style-name="T6">Автоочистка управляется довольно большим числом взаимосвязанных параметров. В хорошо настроенной системе автоочистка не дает таблицам неадекватно разрастаться и при этом не создает лишних накладных расходов.</text:span></text:p>
              <text:p text:style-name="P15"><text:span text:style-name="T6">Поиск баланса — итеративный процесс. Нужно выставить разумные начальные значения исходя из размера и характера использования таблиц, проводить постоянный мониторинг и вносить коррективы.</text:span></text:p>
              <text:p text:style-name="P15"><text:span text:style-name="T6">Увеличение threshold/scale_factor приводит к большему разрастанию таблиц, но очистка выполняется реже и большими порциями (возможны пиковые нагрузки), суммарные накладные расходы ниже. Уменьшение <text:s/>параметров приводит к более частой обработке небольшими порциями, общие накладные расходы увеличиваются, но таблицы разрастаются меньше. Пиковые нагрузки можно пытаться сгладить параметрами cost_limit/cost_delay, уменьшающими скорость работы очистки.</text:span></text:p>
              <text:p text:style-name="P15"><text:span text:style-name="T6">Значение, заданное параметрами threshold/scale_factor, определяет лишь желаемый момент срабатывания очистки. При большом числе сильно измененных таблиц процесс очистки может долго выполнять проход и приступит к обработке очередной таблицы далеко не сразу. В этом случае надо либо увеличивать скорость работы очистки (если она была уменьшена параметрами cost_limit/cost_delay), либо увеличивать число параллельно работающих процессов параметром max_workers (что приведет к увеличению накладных расходов).</text:span></text:p>
              <text:p text:style-name="P15"><text:span text:style-name="T23">Начиная с 16-ой версии изменения параметров применяются </text:span><text:span text:style-name="T47">«</text:span><text:span text:style-name="T23">на лету» — новые значения подхватываются уже работающими процессами автоочистки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4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Автоматическая очистка запускает очистку и анализ таблиц, </text:span><text:span text:style-name="T11">динамически реагируя на изменения данных</text:span></text:p>
              </text:list-item>
              <text:list-item>
                <text:p text:style-name="P9"><text:span text:style-name="T11">Автоочистка допускает тонкую настройку как на уровне </text:span><text:span text:style-name="T11">системы, так и отдельных таблиц</text:span></text:p>
              </text:list-item>
              <text:list-item>
                <text:p text:style-name="P9"><text:span text:style-name="T11">Настройка автоочистки — итеративный поиск баланс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1" draw:text-style-name="P44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23"><text:span text:style-name="T48">Настройте автоочистку на запуск при изменении 1</text:span><text:span text:style-name="T49">0</text:span><text:span text:style-name="T48">% строк, время «сна» — одна секунда.</text:span></text:p>
              </text:list-item>
              <text:list-item>
                <text:p text:style-name="P23"><text:span text:style-name="T48">Создайте таблицу с большим количеством строк.</text:span></text:p>
              </text:list-item>
              <text:list-item>
                <text:p text:style-name="P12"><text:span text:style-name="T48">Двадцать раз с интервалом в несколько секунд изменяйте</text:span><text:span text:style-name="T48"><text:line-break/></text:span><text:span text:style-name="T48">по 5</text:span><text:span text:style-name="T50">–</text:span><text:span text:style-name="T51">6</text:span><text:span text:style-name="T48">% случайных строк. Каждое изменение выполняйте</text:span><text:span text:style-name="T48"><text:line-break/></text:span><text:span text:style-name="T48">в отдельной транзакции.</text:span></text:p>
              </text:list-item>
              <text:list-item>
                <text:p text:style-name="P12"><text:span text:style-name="T48">Сколько раз отработала автоочистка? Насколько разрослась таблица? Совпадают ли результаты с ожидаемыми и как их объяснить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/>
    <style:font-face style:name="Liberation Serif6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52E1CFB78B2E401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7H43M5S</meta:editing-duration>
    <meta:editing-cycles>174</meta:editing-cycles>
    <meta:generator>LibreOffice/7.3.7.2$Linux_X86_64 LibreOffice_project/30$Build-2</meta:generator>
    <dc:date>2024-10-28T16:15:46.864575093</dc:date>
    <meta:document-statistic meta:object-count="98"/>
    <meta:template xlink:type="simple" xlink:actuate="onRequest" xlink:title="master" xlink:href="../../../../../.config/libreoffice/4/user/template/master.otp" meta:date="2015-06-03T14:43:56.815095550"/>
  </office:meta>
</office:document-meta>
</file>